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66)">
            <text:p>sn(16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3T09:14:14.81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3T09:14:14.81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3T09:14:14.81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3T09:14:14.81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13T09:23:11.4">
            <text:p>2020/2/13 9:2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19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0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48.853cm" draw:caption-point-x="-1.353cm" draw:caption-point-y="2.4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25];6;2)">
            <text:p/>
          </table:table-cell>
          <table:table-cell office:value-type="string">
            <text:p>2019-09-30_18-28-44_000.jpg</text:p>
          </table:table-cell>
          <table:table-cell table:formula="of:=MID([.K2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2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3T09:23:11.66">
            <text:p>2020/2/13 9:2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2cm" draw:caption-point-x="-1.353cm" draw:caption-point-y="2.46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3)">
            <text:p>sn(13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7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7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7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13T09:23:11.76">
            <text:p>2020/2/13 9:23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3.479cm" draw:caption-point-x="-1.353cm" draw:caption-point-y="2.46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6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7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66)">
            <text:p>sn(166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3T09:23:11.86">
            <text:p>2020/2/13 9:23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66)">
            <text:p>sn(166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3T09:23:11.94">
            <text:p>2020/2/13 9:23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13T09:23:12.02">
            <text:p>2020/2/13 9:23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3T09:23:12.15">
            <text:p>2020/2/13 9:2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6)">
            <text:p>sn(166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3T09:23:12.24">
            <text:p>2020/2/13 9:2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1cm" draw:caption-point-x="-1.353cm" draw:caption-point-y="2.26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3T09:23:12.36">
            <text:p>2020/2/13 9:2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6)">
            <text:p>sn(166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3T09:23:12.45">
            <text:p>2020/2/13 9:2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1cm" draw:caption-point-x="-1.353cm" draw:caption-point-y="2.26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L1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8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8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2020/02/13</text:date>, <text:time>09:2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13T09:23:09.96</dc:date>
    <dc:creator>iwabuchi ken</dc:creator>
    <meta:editing-duration>P7DT20M35S</meta:editing-duration>
    <meta:editing-cycles>678</meta:editing-cycles>
    <meta:generator>OpenOffice/4.1.3$Win32 OpenOffice.org_project/413m1$Build-9783</meta:generator>
    <meta:document-statistic meta:table-count="10" meta:cell-count="4775" meta:object-count="0"/>
    <meta:user-defined meta:name="sheets-banding"/>
    <meta:user-defined meta:name="sheets-original-selection"/>
  </office:meta>
</office:document-meta>
</file>